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預設-title">
      <style:graphic-properties fo:min-height="2.629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2.629cm" svg:x="1.201cm" svg:y="5.4cm" presentation:class="title" presentation:user-transformed="true">
          <draw:text-box>
            <text:p>SDC Final Competition Report</text:p>
          </draw:text-box>
        </draw:frame>
        <draw:frame draw:style-name="gr1" draw:text-style-name="P2" draw:layer="layout" svg:width="11.2cm" svg:height="1.17cm" svg:x="8.6cm" svg:y="13.83cm">
          <draw:text-box>
            <text:p text:style-name="P1">機器人碩士 312605001 歐庭維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tribution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layer="layout" svg:width="25.199cm" svg:height="2.629cm" svg:x="1.4cm" svg:y="0.628cm" presentation:class="title">
          <draw:text-box>
            <text:p>Problem &amp; Solutions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1" draw:layer="layout" svg:width="25.199cm" svg:height="2.629cm" svg:x="1.4cm" svg:y="0.628cm" presentation:class="title">
          <draw:text-box>
            <text:p>Other Discussion</text:p>
          </draw:text-box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3T23:57:38.933210948</meta:creation-date>
    <dc:date>2023-12-24T00:45:49.012517194</dc:date>
    <meta:editing-duration>PT48M10S</meta:editing-duration>
    <meta:editing-cycles>2</meta:editing-cycles>
    <meta:generator>LibreOffice/6.4.7.2$Linux_X86_64 LibreOffice_project/40$Build-2</meta:generator>
    <meta:document-statistic meta:object-count="37"/>
  </office:meta>
</office:document-meta>
</file>